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daa81" officeooo:paragraph-rsid="000daa81"/>
    </style:style>
    <style:style style:name="P2" style:family="paragraph" style:parent-style-name="Heading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P3" style:family="paragraph" style:parent-style-name="Standard">
      <style:text-properties officeooo:rsid="000f4b98" officeooo:paragraph-rsid="000f4b98"/>
    </style:style>
    <style:style style:name="P4" style:family="paragraph" style:parent-style-name="Standard">
      <style:text-properties fo:font-weight="bold" officeooo:rsid="000f4b98" officeooo:paragraph-rsid="000f4b98" style:font-weight-asian="bold" style:font-weight-complex="bold"/>
    </style:style>
    <style:style style:name="P5" style:family="paragraph" style:parent-style-name="Text_20_body">
      <style:text-properties officeooo:rsid="0010fca2" officeooo:paragraph-rsid="0010fca2"/>
    </style:style>
    <style:style style:name="P6" style:family="paragraph" style:parent-style-name="Heading_20_1">
      <style:text-properties officeooo:rsid="000f4b98" officeooo:paragraph-rsid="000f4b98"/>
    </style:style>
    <style:style style:name="P7" style:family="paragraph" style:parent-style-name="Text_20_body">
      <style:text-properties officeooo:rsid="0010fca2" officeooo:paragraph-rsid="0010fca2"/>
    </style:style>
    <style:style style:name="P8" style:family="paragraph" style:parent-style-name="Text_20_body">
      <style:text-properties officeooo:rsid="00135ee9" officeooo:paragraph-rsid="00135ee9"/>
    </style:style>
    <style:style style:name="P9" style:family="paragraph" style:parent-style-name="Text_20_body">
      <style:text-properties fo:font-weight="bold" officeooo:rsid="00135ee9" officeooo:paragraph-rsid="00135ee9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0fca2" style:font-weight-asian="bold" style:font-weight-complex="bold"/>
    </style:style>
    <style:style style:name="T3" style:family="text">
      <style:text-properties officeooo:rsid="0010fca2"/>
    </style:style>
    <style:style style:name="T4" style:family="text">
      <style:text-properties officeooo:rsid="00135ee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h text:style-name="P6" text:outline-level="1">Python</text:h>
      <text:p text:style-name="P3"/>
      <text:p text:style-name="P2">Programacion rapida sin guardar</text:p>
      <text:p text:style-name="P1"><text:span text:style-name="T2">p</text:span><text:span text:style-name="T1">ython3 </text:span>→iniciar python</text:p>
      <text:p text:style-name="P1"><text:span text:style-name="T1">exit() </text:span>→ cerrar python</text:p>
      <text:p text:style-name="P1"/>
      <text:p text:style-name="P2">Programacion desde Vim </text:p>
      <text:p text:style-name="P1"><text:span text:style-name="T1">vim <text:s text:c="3"/>nombre.py </text:span><text:s text:c="3"/>||(py extension de python)</text:p>
      <text:p text:style-name="P4"><text:span text:style-name="T3">p</text:span>ython3 nombre.py </text:p>
      <text:p text:style-name="P4"/>
      <text:p text:style-name="P4"/>
      <text:p text:style-name="P4"/>
      <text:h text:style-name="Heading_20_2" text:outline-level="2">GitHub</text:h>
      <text:p text:style-name="P5"><text:span text:style-name="T1">git init</text:span> →c<text:span text:style-name="T4">onvertir directorio actual en un repositorio de github</text:span></text:p>
      <text:p text:style-name="P9">git status</text:p>
      <text:p text:style-name="P8"><text:span text:style-name="T1">git add prueba.txt</text:span> <text:s text:c="3"/>→prepara el archivo</text:p>
      <text:p text:style-name="P8"><text:span text:style-name="T1">git commit -m “comentario”</text:span> →confirmar cambios (nuevo commit)</text:p>
      <text:p text:style-name="P5"><text:span text:style-name="T1">git log </text:span>→ <text:span text:style-name="T4">ver historial de commits 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4T08:20:33.092554470</meta:creation-date>
    <dc:date>2024-10-04T13:45:12.078027452</dc:date>
    <meta:editing-duration>PT17M58S</meta:editing-duration>
    <meta:editing-cycles>3</meta:editing-cycles>
    <meta:generator>LibreOffice/24.2.6.2$Linux_X86_64 LibreOffice_project/8e9a753d9daaea75c34b417ba1bdf556bf2fc5b3</meta:generator>
    <meta:document-statistic meta:table-count="0" meta:image-count="0" meta:object-count="0" meta:page-count="1" meta:paragraph-count="13" meta:word-count="57" meta:character-count="386" meta:non-whitespace-character-count="330"/>
  </office:meta>
</office:document-meta>
</file>